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en I was in college, our athletic trainer recommended that all athletes should take vitamin C because they helped strengthen the immune (spelling?) system. <text:s/>So I started taking them. <text:s/>After that I started hearing about multivitamins and figured how could they hurt. <text:s/>I started taking them. <text:s/>When I was in my fifties I occasionally began having slight discomfort in my right knee. <text:s/>It has never been a real pain and it never slowed me down. <text:s/>But when I heard that glucosamine and condroiten (spelling) (G&amp;C) helped with joint discomfort, I decided to take these tablets too. <text:s/>I continued taking all three tablets well into my sixties even though I could not say for sure if they helped. <text:s/>Every once in awhile I would have slight stomach discomfort. <text:s/>I had recommended G&amp;C to a friend who tried them and later reported that he thought they upset his stomach. <text:s/>About 10 years ago after considering my friends comments and my own stomach discomforts, I decided not only to stop taking <text:s/>G&amp;C but also vitamin C and the multivitamin tablets. <text:s/>I continued eating 3 good meals a day. This was about the same time I started running <text:s/>ultramarathons. <text:s/>My stomach felt better and my energy level didn't seem to decrease. <text:s text:c="2"/></text:p>
      <text:p text:style-name="Standard"/>
      <text:p text:style-name="Standard">In 2010 I was running the Canandaigua 50 mile run for the first time. <text:s/>At about the 30 mile mark my legs started to cramp. <text:s/>Luckily a crew person who was helping another runner noticed my discomfort and suggested I take some Saltsticks. <text:s/>She gave me one to take then and a few to take over the next few miles. <text:s/>They worked like magic. <text:s/>At the 35 mile mark I was running well and I finished strong. <text:s text:c="2"/>Later I read that Saltsticks contain magnesium, potassium, calcium, sodium, and ?? <text:s text:c="3"/>I think my diet has plenty of calcium, sodium, and ?? <text:s/>but probably doesn't have enough magnesium and potassium, especially if I am running and sweating all the time. <text:s/>So to suppliment the good meals that I eat, I take a magnesium tablet (xxxmg) and a potassium tablet (xxxmg) everyday. <text:s/>And during an ultramarathons I take a saltstick every hour or so. <text:s text:c="2"/></text:p>
      <text:p text:style-name="Standard"/>
      <text:p text:style-name="Standard">This is the way I have been dealing with vitamins and minerals. <text:s/>I would be very happy to hear anyone elses ideas and sugges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2T14:03:20.74</meta:creation-date>
    <dc:date>2016-02-22T20:19:22.27</dc:date>
    <dc:creator>James Lombardi</dc:creator>
    <meta:editing-duration>PT18M36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3" meta:word-count="382" meta:character-count="2184"/>
  </office:meta>
</office:document-meta>
</file>